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nversion inicial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sa de interés 10%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año</text:p>
          </table:table-cell>
          <table:table-cell office:value-type="string" calcext:value-type="string">
            <text:p>V<text:span text:style-name="T1">t</text:span></text:p>
          </table:table-cell>
          <table:table-cell table:style-name="ce2" office:value-type="string" calcext:value-type="string">
            <text:p>(1+k)</text:p>
          </table:table-cell>
          <table:table-cell office:value-type="string" calcext:value-type="string">
            <text:p>(1+k)t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currency" office:currency="MXN" office:value="50000" calcext:value-type="currency">
            <text:p>$50,000.00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currency" office:currency="MXN" office:value="20000" calcext:value-type="currency">
            <text:p>$20,000.00</text:p>
          </table:table-cell>
          <table:table-cell office:value-type="float" office:value="1.1" calcext:value-type="float">
            <text:p>1.1</text:p>
          </table:table-cell>
          <table:table-cell table:formula="of:=[.D8]^[.B8]" office:value-type="float" office:value="1.1" calcext:value-type="float">
            <text:p>1.1</text:p>
          </table:table-cell>
          <table:table-cell table:style-name="ce1" table:formula="of:=[.C8]/[.E8]" office:value-type="currency" office:currency="MXN" office:value="18181.8181818182" calcext:value-type="currency">
            <text:p>$18,181.8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currency" office:currency="MXN" office:value="40000" calcext:value-type="currency">
            <text:p>$40,000.00</text:p>
          </table:table-cell>
          <table:table-cell office:value-type="float" office:value="1.1" calcext:value-type="float">
            <text:p>1.1</text:p>
          </table:table-cell>
          <table:table-cell table:formula="of:=[.D9]^[.B9]" office:value-type="float" office:value="1.21" calcext:value-type="float">
            <text:p>1.21</text:p>
          </table:table-cell>
          <table:table-cell table:style-name="ce1" table:formula="of:=[.C9]/[.E9]" office:value-type="currency" office:currency="MXN" office:value="33057.8512396694" calcext:value-type="currency">
            <text:p>$33,057.8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currency" office:currency="MXN" office:value="40000" calcext:value-type="currency">
            <text:p>$40,000.00</text:p>
          </table:table-cell>
          <table:table-cell office:value-type="float" office:value="1.1" calcext:value-type="float">
            <text:p>1.1</text:p>
          </table:table-cell>
          <table:table-cell table:formula="of:=[.D10]^[.B10]" office:value-type="float" office:value="1.331" calcext:value-type="float">
            <text:p>1.331</text:p>
          </table:table-cell>
          <table:table-cell table:style-name="ce1" table:formula="of:=[.C10]/[.E10]" office:value-type="currency" office:currency="MXN" office:value="30052.5920360631" calcext:value-type="currency">
            <text:p>$30,052.5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currency" office:currency="MXN" office:value="10000" calcext:value-type="currency">
            <text:p>$10,000.00</text:p>
          </table:table-cell>
          <table:table-cell office:value-type="float" office:value="1.1" calcext:value-type="float">
            <text:p>1.1</text:p>
          </table:table-cell>
          <table:table-cell table:formula="of:=[.D11]^[.B11]" office:value-type="float" office:value="1.4641" calcext:value-type="float">
            <text:p>1.4641</text:p>
          </table:table-cell>
          <table:table-cell table:style-name="ce1" table:formula="of:=[.C11]/[.E11]" office:value-type="currency" office:currency="MXN" office:value="6830.13455365071" calcext:value-type="currency">
            <text:p>$6,830.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m</text:p>
          </table:table-cell>
          <table:table-cell table:style-name="ce1" table:formula="of:=SUM([.F8:.F11])" office:value-type="currency" office:currency="MXN" office:value="88122.3960112014" calcext:value-type="currency">
            <text:p>$88,122.4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VPN=</text:p>
          </table:table-cell>
          <table:table-cell table:style-name="ce1" table:formula="of:=[.F12]-[.C7]" office:value-type="currency" office:currency="MXN" office:value="38122.3960112014" calcext:value-type="currency">
            <text:p>$38,122.40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nversion inicial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sa de interés 10%</text:p>
          </table:table-cell>
          <table:table-cell office:value-type="float" office:value="0.049602" calcext:value-type="float">
            <text:p>0.049602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año</text:p>
          </table:table-cell>
          <table:table-cell office:value-type="string" calcext:value-type="string">
            <text:p>V<text:span text:style-name="T1">t</text:span></text:p>
          </table:table-cell>
          <table:table-cell table:style-name="ce2" office:value-type="string" calcext:value-type="string">
            <text:p>(1+k)</text:p>
          </table:table-cell>
          <table:table-cell office:value-type="string" calcext:value-type="string">
            <text:p>(1+k)t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currency" office:currency="MXN" office:value="8000" calcext:value-type="currency">
            <text:p>$8,000.00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currency" office:currency="MXN" office:value="1000" calcext:value-type="currency">
            <text:p>$1,000.00</text:p>
          </table:table-cell>
          <table:table-cell table:formula="of:=1+[.C$25]" office:value-type="float" office:value="1.049602" calcext:value-type="float">
            <text:p>1.049602</text:p>
          </table:table-cell>
          <table:table-cell table:formula="of:=[.D30]^[.B30]" office:value-type="float" office:value="1.049602" calcext:value-type="float">
            <text:p>1.049602</text:p>
          </table:table-cell>
          <table:table-cell table:style-name="ce1" table:formula="of:=[.C30]/[.E30]" office:value-type="currency" office:currency="MXN" office:value="952.742087000597" calcext:value-type="currency">
            <text:p>$952.7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currency" office:currency="MXN" office:value="3000" calcext:value-type="currency">
            <text:p>$3,000.00</text:p>
          </table:table-cell>
          <table:table-cell table:formula="of:=1+[.C$25]" office:value-type="float" office:value="1.049602" calcext:value-type="float">
            <text:p>1.049602</text:p>
          </table:table-cell>
          <table:table-cell table:formula="of:=[.D31]^[.B31]" office:value-type="float" office:value="1.101664358404" calcext:value-type="float">
            <text:p>1.101664358404</text:p>
          </table:table-cell>
          <table:table-cell table:style-name="ce1" table:formula="of:=[.C31]/[.E31]" office:value-type="currency" office:currency="MXN" office:value="2723.15245302676" calcext:value-type="currency">
            <text:p>$2,723.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currency" office:currency="MXN" office:value="5000" calcext:value-type="currency">
            <text:p>$5,000.00</text:p>
          </table:table-cell>
          <table:table-cell table:formula="of:=1+[.C$25]" office:value-type="float" office:value="1.049602" calcext:value-type="float">
            <text:p>1.049602</text:p>
          </table:table-cell>
          <table:table-cell table:formula="of:=[.D32]^[.B32]" office:value-type="float" office:value="1.15630911390956" calcext:value-type="float">
            <text:p>1.15630911390956</text:p>
          </table:table-cell>
          <table:table-cell table:style-name="ce1" table:formula="of:=[.C32]/[.E32]" office:value-type="currency" office:currency="MXN" office:value="4324.10325219584" calcext:value-type="currency">
            <text:p>$4,324.1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string" calcext:value-type="string">
            <text:p>sum</text:p>
          </table:table-cell>
          <table:table-cell table:style-name="ce1" table:formula="of:=SUM([.F30:.F32])" office:value-type="currency" office:currency="MXN" office:value="7999.9977922232" calcext:value-type="currency">
            <text:p>$8,000.0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VPN=</text:p>
          </table:table-cell>
          <table:table-cell table:style-name="ce1" table:formula="of:=[.F34]-[.C29]" office:value-type="currency" office:currency="MXN" office:value="-0.00220777680351603" calcext:value-type="currency">
            <text:p>-$0.0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Hoja1.B6:Hoja1.C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1:15:32.033717606</meta:creation-date>
    <dc:date>2022-10-12T12:05:07.134763980</dc:date>
    <meta:editing-duration>PT8M53S</meta:editing-duration>
    <meta:editing-cycles>1</meta:editing-cycles>
    <meta:document-statistic meta:table-count="1" meta:cell-count="65" meta:object-count="0"/>
    <meta:generator>LibreOffice/7.3.6.2$Linux_X86_64 LibreOffice_project/30$Build-2</meta:generator>
  </office:meta>
</office:document-meta>
</file>